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artwood Display SSi" svg:font-family="'Heartwood Display SSi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adornments="Negreta" style:font-family-generic="swiss" style:font-pitch="variable"/>
    <style:font-face style:name="PT Sans1" svg:font-family="'PT Sans'" style:font-family-generic="swiss" style:font-pitch="variable"/>
    <style:font-face style:name="PT Sans" svg:font-family="'PT Sans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3.9958in" style:rel-width="100%" table:align="left"/>
    </style:style>
    <style:style style:name="Table1.A" style:family="table-column">
      <style:table-column-properties style:column-width="0.7674in" style:rel-column-width="1105*"/>
    </style:style>
    <style:style style:name="Table1.B" style:family="table-column">
      <style:table-column-properties style:column-width="0.9326in" style:rel-column-width="1343*"/>
    </style:style>
    <style:style style:name="Table1.C" style:family="table-column">
      <style:table-column-properties style:column-width="1.0271in" style:rel-column-width="1479*"/>
    </style:style>
    <style:style style:name="Table1.D" style:family="table-column">
      <style:table-column-properties style:column-width="0.7444in" style:rel-column-width="1072*"/>
    </style:style>
    <style:style style:name="Table1.E" style:family="table-column">
      <style:table-column-properties style:column-width="0.5243in" style:rel-column-width="755*"/>
    </style:style>
    <style:style style:name="Table1.A1" style:family="table-cell">
      <style:table-cell-properties style:vertical-align="bottom" fo:padding="0.0201in" fo:border="none"/>
    </style:style>
    <style:style style:name="Table2" style:family="table">
      <style:table-properties style:width="3.9535in" table:align="margins"/>
    </style:style>
    <style:style style:name="Table2.A" style:family="table-column">
      <style:table-column-properties style:column-width="0.25in" style:rel-column-width="4144*"/>
    </style:style>
    <style:style style:name="Table2.B" style:family="table-column">
      <style:table-column-properties style:column-width="0.6285in" style:rel-column-width="10417*"/>
    </style:style>
    <style:style style:name="Table2.C" style:family="table-column">
      <style:table-column-properties style:column-width="1.0576in" style:rel-column-width="17532*"/>
    </style:style>
    <style:style style:name="Table2.D" style:family="table-column">
      <style:table-column-properties style:column-width="0.8139in" style:rel-column-width="13491*"/>
    </style:style>
    <style:style style:name="Table2.E" style:family="table-column">
      <style:table-column-properties style:column-width="1.2035in" style:rel-column-width="1995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/>
    </style:style>
    <style:style style:name="P2" style:family="paragraph" style:parent-style-name="Standard">
      <style:text-properties fo:font-size="10pt" officeooo:rsid="00179f4e" officeooo:paragraph-rsid="001c8c16" style:font-size-asian="10pt" style:font-size-complex="10pt"/>
    </style:style>
    <style:style style:name="P3" style:family="paragraph" style:parent-style-name="Standard">
      <style:text-properties fo:font-size="10pt" officeooo:rsid="00179f4e" officeooo:paragraph-rsid="001c8c16" style:font-size-asian="7pt" style:font-size-complex="8pt"/>
    </style:style>
    <style:style style:name="P4" style:family="paragraph" style:parent-style-name="Standard">
      <style:text-properties fo:font-size="6pt" officeooo:rsid="0019f31a" officeooo:paragraph-rsid="001c8c16" style:font-size-asian="5.25pt" style:font-size-complex="6pt"/>
    </style:style>
    <style:style style:name="P5" style:family="paragraph" style:parent-style-name="Standard">
      <style:text-properties fo:font-size="4pt" officeooo:paragraph-rsid="001c8c16"/>
    </style:style>
    <style:style style:name="P6" style:family="paragraph" style:parent-style-name="Standard">
      <style:paragraph-properties fo:text-align="start" style:justify-single-word="false"/>
      <style:text-properties fo:font-weight="bold" officeooo:rsid="001fc0fb" officeooo:paragraph-rsid="003b302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text-properties fo:font-size="12pt" officeooo:rsid="00179f4e" officeooo:paragraph-rsid="003f73ca" style:font-size-asian="12pt" style:font-size-complex="12pt"/>
    </style:style>
    <style:style style:name="P9" style:family="paragraph" style:parent-style-name="Standard">
      <style:text-properties officeooo:paragraph-rsid="00442f34"/>
    </style:style>
    <style:style style:name="P10" style:family="paragraph" style:parent-style-name="Table_20_Contents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size="10pt" fo:font-weight="normal" officeooo:rsid="0021f65b" officeooo:paragraph-rsid="0021f65b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size="10pt" fo:font-weight="normal" officeooo:rsid="0025ffd8" officeooo:paragraph-rsid="0025ffd8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ize="10pt" fo:font-weight="normal" officeooo:rsid="0026819b" officeooo:paragraph-rsid="0026819b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size="10pt" fo:font-weight="normal" officeooo:rsid="0026819b" officeooo:paragraph-rsid="0026819b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2bdf52" officeooo:paragraph-rsid="001c8c16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2fdd6b" officeooo:paragraph-rsid="001c8c16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officeooo:rsid="002fdd6b" officeooo:paragraph-rsid="003165cb" style:font-size-asian="10pt" style:font-size-complex="10pt"/>
    </style:style>
    <style:style style:name="P18" style:family="paragraph" style:parent-style-name="Table_20_Contents">
      <style:text-properties fo:font-size="10pt" officeooo:rsid="002d0a60" officeooo:paragraph-rsid="001c8c16" style:font-size-asian="10pt" style:font-size-complex="10pt"/>
    </style:style>
    <style:style style:name="P19" style:family="paragraph" style:parent-style-name="Table_20_Contents">
      <style:text-properties fo:font-size="10pt" officeooo:paragraph-rsid="001c8c16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9pt" officeooo:rsid="003ed186" officeooo:paragraph-rsid="003ed186" style:font-size-asian="9pt" style:font-size-complex="9pt"/>
    </style:style>
    <style:style style:name="P21" style:family="paragraph" style:parent-style-name="Text_20_body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2fdd6b" officeooo:paragraph-rsid="001c8c16" style:font-size-asian="12pt" style:font-weight-asian="bold" style:font-size-complex="12pt" style:font-weight-complex="bold"/>
    </style:style>
    <style:style style:name="P22" style:family="paragraph" style:parent-style-name="Text_20_body">
      <style:text-properties fo:font-size="12pt" officeooo:rsid="00179f4e" officeooo:paragraph-rsid="001c8c16" style:font-size-asian="12pt" style:font-size-complex="12pt"/>
    </style:style>
    <style:style style:name="P23" style:family="paragraph" style:parent-style-name="Text_20_body">
      <style:text-properties fo:font-size="12pt" officeooo:rsid="00179f4e" officeooo:paragraph-rsid="002ba25c" style:font-size-asian="12pt" style:font-size-complex="12pt"/>
    </style:style>
    <style:style style:name="P24" style:family="paragraph" style:parent-style-name="Text_20_body">
      <style:paragraph-properties>
        <style:tab-stops>
          <style:tab-stop style:position="1.2402in"/>
        </style:tab-stops>
      </style:paragraph-properties>
      <style:text-properties fo:font-size="12pt" fo:font-weight="bold" officeooo:rsid="001fc0fb" officeooo:paragraph-rsid="001fc0fb" style:font-size-asian="12pt" style:font-weight-asian="bold" style:font-size-complex="12pt" style:font-weight-complex="bold"/>
    </style:style>
    <style:style style:name="P25" style:family="paragraph" style:parent-style-name="Text_20_body">
      <style:text-properties fo:font-size="4pt" officeooo:rsid="002fdd6b" officeooo:paragraph-rsid="001c8c16" style:font-size-asian="10pt" style:font-size-complex="10pt"/>
    </style:style>
    <style:style style:name="P26" style:family="paragraph" style:parent-style-name="Text_20_body">
      <style:text-properties fo:font-size="4pt" officeooo:rsid="002fdd6b" officeooo:paragraph-rsid="001c8c16" style:font-size-asian="12pt" style:font-size-complex="12pt"/>
    </style:style>
    <style:style style:name="P27" style:family="paragraph" style:parent-style-name="Text_20_body">
      <style:paragraph-properties fo:text-align="center" style:justify-single-word="false"/>
      <style:text-properties fo:font-size="10pt" officeooo:rsid="002d0a60" officeooo:paragraph-rsid="001c8c16" style:font-size-asian="10pt" style:font-size-complex="10pt"/>
    </style:style>
    <style:style style:name="P28" style:family="paragraph" style:parent-style-name="Text_20_body">
      <style:paragraph-properties fo:text-align="center" style:justify-single-word="false"/>
      <style:text-properties fo:font-size="10pt" officeooo:rsid="0026a6a0" officeooo:paragraph-rsid="001c8c16" style:font-size-asian="10pt" style:font-size-complex="10pt"/>
    </style:style>
    <style:style style:name="P29" style:family="paragraph" style:parent-style-name="Text_20_body">
      <style:text-properties fo:font-size="10pt" officeooo:rsid="00179f4e" officeooo:paragraph-rsid="001c8c16" style:font-size-asian="5.25pt" style:font-size-complex="6pt"/>
    </style:style>
    <style:style style:name="P30" style:family="paragraph" style:parent-style-name="Text_20_body">
      <style:text-properties fo:font-size="8pt" officeooo:rsid="00179f4e" officeooo:paragraph-rsid="001c8c16" style:font-size-asian="5.25pt" style:font-size-complex="6pt"/>
    </style:style>
    <style:style style:name="P31" style:family="paragraph" style:parent-style-name="Frame_20_contents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font-size="8pt" style:font-size-asian="8pt" style:font-size-complex="8pt"/>
    </style:style>
    <style:style style:name="P32" style:family="paragraph" style:parent-style-name="Frame_20_contents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font-size="8pt" officeooo:rsid="00293a1d" officeooo:paragraph-rsid="00293a1d" style:font-size-asian="8pt" style:font-size-complex="8pt"/>
    </style:style>
    <style:style style:name="P33" style:family="paragraph" style:parent-style-name="Frame_20_contents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font-size="8pt" fo:font-weight="bold" style:font-size-asian="8pt" style:font-weight-asian="bold" style:font-size-complex="8pt" style:font-weight-complex="bold"/>
    </style:style>
    <style:style style:name="P34" style:family="paragraph" style:parent-style-name="Frame_20_contents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P35" style:family="paragraph" style:parent-style-name="Frame_20_contents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font-size="8pt" fo:font-weight="normal" officeooo:rsid="00293a1d" officeooo:paragraph-rsid="00293a1d" style:font-size-asian="8pt" style:font-weight-asian="normal" style:font-size-complex="8pt" style:font-weight-complex="normal"/>
    </style:style>
    <style:style style:name="P36" style:family="paragraph" style:parent-style-name="Frame_20_contents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padding="0.0201in" fo:border-left="none" fo:border-right="none" fo:border-top="0.06pt solid #000000" fo:border-bottom="none" style:shadow="none"/>
      <style:text-properties fo:font-size="8pt" fo:font-weight="bold" style:font-size-asian="8pt" style:font-weight-asian="bold" style:font-size-complex="8pt" style:font-weight-complex="bold"/>
    </style:style>
    <style:style style:name="P37" style:family="paragraph" style:parent-style-name="Frame_20_contents">
      <style:paragraph-properties fo:text-align="start" style:justify-single-word="false"/>
      <style:text-properties fo:font-size="10pt" officeooo:paragraph-rsid="001f93a7" style:font-size-asian="10pt" style:font-size-complex="10pt"/>
    </style:style>
    <style:style style:name="P38" style:family="paragraph" style:parent-style-name="Frame_20_contents">
      <style:paragraph-properties fo:text-align="start" style:justify-single-word="false"/>
      <style:text-properties fo:font-size="10pt" officeooo:paragraph-rsid="0040edd9" style:font-size-asian="10pt" style:font-size-complex="10pt"/>
    </style:style>
    <style:style style:name="P39" style:family="paragraph" style:parent-style-name="Frame_20_contents">
      <style:paragraph-properties fo:text-align="end" style:justify-single-word="false"/>
      <style:text-properties fo:font-size="10pt" officeooo:rsid="003f7f64" officeooo:paragraph-rsid="003f7f64" style:font-size-asian="10pt" style:font-size-complex="10pt"/>
    </style:style>
    <style:style style:name="P40" style:family="paragraph" style:parent-style-name="Frame_20_contents">
      <style:paragraph-properties fo:text-align="center" style:justify-single-word="false"/>
      <style:text-properties fo:font-size="10pt" fo:font-weight="bold" officeooo:rsid="001fc0fb" officeooo:paragraph-rsid="001fc0fb" style:font-size-asian="10pt" style:font-weight-asian="bold" style:font-size-complex="10pt" style:font-weight-complex="bold"/>
    </style:style>
    <style:style style:name="P41" style:family="paragraph" style:parent-style-name="Frame_20_contents">
      <style:paragraph-properties fo:text-align="center" style:justify-single-word="false"/>
      <style:text-properties fo:font-size="10pt" fo:font-weight="bold" officeooo:rsid="00478b28" officeooo:paragraph-rsid="00478b28" style:font-size-asian="8.75pt" style:font-weight-asian="bold" style:font-size-complex="10pt" style:font-weight-complex="bold"/>
    </style:style>
    <style:style style:name="P42" style:family="paragraph" style:parent-style-name="Frame_20_contents">
      <style:paragraph-properties fo:text-align="center" style:justify-single-word="false"/>
      <style:text-properties fo:font-size="10pt" fo:font-weight="normal" officeooo:rsid="001fc0fb" officeooo:paragraph-rsid="001fc0fb" style:font-size-asian="10pt" style:font-weight-asian="normal" style:font-size-complex="10pt" style:font-weight-complex="normal"/>
    </style:style>
    <style:style style:name="P43" style:family="paragraph" style:parent-style-name="Frame_20_contents">
      <style:paragraph-properties fo:text-align="center" style:justify-single-word="false"/>
      <style:text-properties fo:font-size="10pt" fo:font-weight="normal" officeooo:rsid="002019b8" officeooo:paragraph-rsid="0022be57" style:font-size-asian="8.75pt" style:font-weight-asian="normal" style:font-size-complex="10pt" style:font-weight-complex="normal"/>
    </style:style>
    <style:style style:name="P44" style:family="paragraph" style:parent-style-name="Frame_20_contents">
      <style:paragraph-properties fo:text-align="center" style:justify-single-word="false"/>
      <style:text-properties fo:font-size="10pt" fo:font-weight="normal" officeooo:rsid="0021f65b" officeooo:paragraph-rsid="0021f65b" style:font-size-asian="8.75pt" style:font-weight-asian="normal" style:font-size-complex="10pt" style:font-weight-complex="normal"/>
    </style:style>
    <style:style style:name="P45" style:family="paragraph" style:parent-style-name="Frame_20_contents">
      <style:paragraph-properties fo:text-align="center" style:justify-single-word="false"/>
      <style:text-properties fo:font-size="18pt" fo:font-weight="bold" officeooo:rsid="001fc0fb" officeooo:paragraph-rsid="001fc0fb" style:font-size-asian="18pt" style:font-weight-asian="bold" style:font-size-complex="18pt" style:font-weight-complex="bold"/>
    </style:style>
    <style:style style:name="P46" style:family="paragraph" style:parent-style-name="Frame_20_contents">
      <style:paragraph-properties fo:text-align="start" style:justify-single-word="false"/>
      <style:text-properties fo:font-weight="bold" officeooo:rsid="001fc0fb" officeooo:paragraph-rsid="001fc0fb" style:font-weight-asian="bold" style:font-weight-complex="bold"/>
    </style:style>
    <style:style style:name="P47" style:family="paragraph" style:parent-style-name="Frame_20_contents">
      <style:paragraph-properties fo:text-align="end" style:justify-single-word="false"/>
      <style:text-properties fo:font-size="12pt" fo:font-weight="bold" officeooo:rsid="002a11e0" officeooo:paragraph-rsid="001fc0fb" style:font-size-asian="12pt" style:font-weight-asian="bold" style:font-size-complex="12pt" style:font-weight-complex="bold"/>
    </style:style>
    <style:style style:name="P48" style:family="paragraph" style:parent-style-name="Frame_20_contents">
      <style:paragraph-properties fo:text-align="center" style:justify-single-word="false"/>
      <style:text-properties fo:font-size="14pt" fo:font-weight="bold" officeooo:rsid="001fc0fb" officeooo:paragraph-rsid="001fc0fb" style:font-size-asian="14pt" style:font-weight-asian="bold" style:font-size-complex="14pt" style:font-weight-complex="bold"/>
    </style:style>
    <style:style style:name="P49" style:family="paragraph" style:parent-style-name="Text_20_body">
      <style:paragraph-properties fo:margin-top="0.0402in" fo:margin-bottom="0in" loext:contextual-spacing="false" fo:text-align="start" style:justify-single-word="false"/>
      <style:text-properties style:font-name="Georgia" fo:font-size="10pt" fo:font-style="normal" style:text-underline-style="none" fo:font-weight="normal" officeooo:paragraph-rsid="001c8c16" style:font-size-asian="8.75pt" style:font-style-asian="normal" style:font-weight-asian="normal" style:font-size-complex="10pt" style:font-style-complex="normal" style:font-weight-complex="normal"/>
    </style:style>
    <style:style style:name="P50" style:family="paragraph" style:parent-style-name="Text_20_body">
      <style:paragraph-properties>
        <style:tab-stops>
          <style:tab-stop style:position="0.6346in" style:type="right"/>
          <style:tab-stop style:position="0.7201in"/>
          <style:tab-stop style:position="1.3in"/>
          <style:tab-stop style:position="1.5201in"/>
          <style:tab-stop style:position="2.2in"/>
        </style:tab-stops>
      </style:paragraph-properties>
      <style:text-properties fo:font-size="10pt" officeooo:rsid="001f93a7" officeooo:paragraph-rsid="001f93a7" style:font-size-asian="10pt" style:font-size-complex="10pt"/>
    </style:style>
    <style:style style:name="P51" style:family="paragraph" style:parent-style-name="Text_20_body">
      <style:paragraph-properties fo:text-align="start" style:justify-single-word="false">
        <style:tab-stops>
          <style:tab-stop style:position="0.6346in" style:type="right"/>
          <style:tab-stop style:position="0.7201in"/>
          <style:tab-stop style:position="1.3in"/>
          <style:tab-stop style:position="1.5201in"/>
          <style:tab-stop style:position="2.2in"/>
        </style:tab-stops>
      </style:paragraph-properties>
      <style:text-properties fo:font-size="10pt" officeooo:rsid="0021ca98" officeooo:paragraph-rsid="001f93a7" style:font-size-asian="10pt" style:font-size-complex="10pt"/>
    </style:style>
    <style:style style:name="P52" style:family="paragraph">
      <style:paragraph-properties fo:text-align="center"/>
    </style:style>
    <style:style style:name="P53" style:family="paragraph">
      <style:paragraph-properties fo:text-align="center"/>
      <style:text-properties style:font-name="PT Sans1" fo:font-size="12pt" style:font-size-asian="12pt" style:font-size-complex="12pt"/>
    </style:style>
    <style:style style:name="P54" style:family="paragraph">
      <style:paragraph-properties fo:text-align="start"/>
    </style:style>
    <style:style style:name="P55" style:family="paragraph">
      <style:paragraph-properties fo:text-align="start"/>
      <style:text-properties style:font-name="PT Sans1" fo:font-size="12pt" style:text-underline-style="none" fo:font-weight="bold" style:font-size-asian="12pt" style:font-weight-asian="bold" style:font-size-complex="12pt" style:font-weight-complex="bold"/>
    </style:style>
    <style:style style:name="P56" style:family="paragraph">
      <style:paragraph-properties fo:text-align="center"/>
      <style:text-properties style:font-name="PT Sans1" fo:font-size="11pt" style:font-size-asian="11pt" style:font-size-complex="11pt"/>
    </style:style>
    <style:style style:name="P57" style:family="paragraph">
      <style:paragraph-properties fo:text-align="center"/>
      <style:text-properties style:font-name="PT Sans1" fo:font-size="10pt" style:font-size-asian="10pt" style:font-size-complex="10pt"/>
    </style:style>
    <style:style style:name="P58" style:family="paragraph">
      <style:paragraph-properties fo:text-align="center"/>
      <style:text-properties style:font-name="PT Sans1" fo:font-size="9pt" style:text-underline-style="none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30f5ad" style:font-weight-asian="normal" style:font-weight-complex="normal"/>
    </style:style>
    <style:style style:name="T3" style:family="text">
      <style:text-properties fo:font-size="12pt" officeooo:rsid="00274a73" style:font-size-asian="12pt" style:font-size-complex="12pt"/>
    </style:style>
    <style:style style:name="T4" style:family="text">
      <style:text-properties fo:font-size="12pt" officeooo:rsid="002f872d" style:font-size-asian="12pt" style:font-size-complex="12pt"/>
    </style:style>
    <style:style style:name="T5" style:family="text">
      <style:text-properties fo:font-size="12pt" officeooo:rsid="0045a34c" style:font-size-asian="12pt" style:font-size-complex="12pt"/>
    </style:style>
    <style:style style:name="T6" style:family="text">
      <style:text-properties fo:font-size="12pt" fo:font-weight="bold" officeooo:rsid="00274a73" style:font-size-asian="12pt" style:font-weight-asian="bold" style:font-size-complex="12pt" style:font-weight-complex="bold"/>
    </style:style>
    <style:style style:name="T7" style:family="text">
      <style:text-properties fo:font-size="12pt" fo:font-weight="normal" officeooo:rsid="00274a73" style:font-size-asian="12pt" style:font-weight-asian="normal" style:font-size-complex="12pt" style:font-weight-complex="normal"/>
    </style:style>
    <style:style style:name="T8" style:family="text">
      <style:text-properties fo:font-size="12pt" fo:font-style="italic" officeooo:rsid="0045a34c" style:font-size-asian="12pt" style:font-style-asian="italic" style:font-size-complex="12pt" style:font-style-complex="italic"/>
    </style:style>
    <style:style style:name="T9" style:family="text">
      <style:text-properties fo:font-size="12pt" style:text-underline-style="solid" style:text-underline-width="auto" style:text-underline-color="font-color" fo:font-weight="bold" officeooo:rsid="00274a73" style:font-size-asian="12pt" style:font-weight-asian="bold" style:font-size-complex="12pt" style:font-weight-complex="bold"/>
    </style:style>
    <style:style style:name="T10" style:family="text">
      <style:text-properties style:font-name="Heartwood Display SSi"/>
    </style:style>
    <style:style style:name="T11" style:family="text">
      <style:text-properties officeooo:rsid="002a18e7"/>
    </style:style>
    <style:style style:name="T12" style:family="text">
      <style:text-properties officeooo:rsid="002bcb80"/>
    </style:style>
    <style:style style:name="T13" style:family="text">
      <style:text-properties officeooo:rsid="0022673c"/>
    </style:style>
    <style:style style:name="T14" style:family="text">
      <style:text-properties officeooo:rsid="00274a73"/>
    </style:style>
    <style:style style:name="T15" style:family="text">
      <style:text-properties fo:font-size="8pt" officeooo:rsid="00247cf5" style:font-size-asian="8pt" style:font-size-complex="8pt"/>
    </style:style>
    <style:style style:name="T16" style:family="text">
      <style:text-properties officeooo:rsid="0019f31a"/>
    </style:style>
    <style:style style:name="T17" style:family="text">
      <style:text-properties officeooo:rsid="0026a6a0"/>
    </style:style>
    <style:style style:name="T18" style:family="text">
      <style:text-properties fo:font-size="10pt" style:text-underline-style="none" fo:font-weight="normal" officeooo:rsid="002e8276" style:font-size-asian="10pt" style:font-weight-asian="normal" style:font-size-complex="10pt" style:font-weight-complex="normal"/>
    </style:style>
    <style:style style:name="T19" style:family="text">
      <style:text-properties fo:font-size="10pt" fo:font-style="italic" style:text-underline-style="none" fo:font-weight="normal" officeooo:rsid="002e8276" style:font-size-asian="10pt" style:font-style-asian="italic" style:font-weight-asian="normal" style:font-size-complex="10pt" style:font-style-complex="italic" style:font-weight-complex="normal"/>
    </style:style>
    <style:style style:name="T20" style:family="text">
      <style:text-properties fo:font-style="italic" officeooo:rsid="00274a73" style:font-style-asian="italic" style:font-style-complex="italic"/>
    </style:style>
    <style:style style:name="T21" style:family="text">
      <style:text-properties fo:font-style="italic" officeooo:rsid="0036f8e6" style:font-style-asian="italic" style:font-style-complex="italic"/>
    </style:style>
    <style:style style:name="T22" style:family="text">
      <style:text-properties officeooo:rsid="0036f8e6"/>
    </style:style>
    <style:style style:name="T23" style:family="text">
      <style:text-properties officeooo:rsid="001e9b49"/>
    </style:style>
    <style:style style:name="T24" style:family="text">
      <style:text-properties officeooo:rsid="003acb56"/>
    </style:style>
    <style:style style:name="T25" style:family="text">
      <style:text-properties officeooo:rsid="003f73ca"/>
    </style:style>
    <style:style style:name="T26" style:family="text">
      <style:text-properties officeooo:rsid="0040edd9"/>
    </style:style>
    <style:style style:name="T27" style:family="text">
      <style:text-properties style:font-name="PT Sans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8" style:family="text">
      <style:text-properties style:font-name="PT Sans1" fo:font-size="12pt" style:font-size-asian="12pt" style:font-size-complex="12pt"/>
    </style:style>
    <style:style style:name="T29" style:family="text">
      <style:text-properties style:font-name="PT Sans1" fo:font-size="12pt" style:text-underline-style="solid" style:text-underline-width="auto" style:text-underline-color="font-color" style:font-size-asian="12pt" style:font-size-complex="12pt"/>
    </style:style>
    <style:style style:name="T30" style:family="text">
      <style:text-properties style:font-name="PT Sans1" fo:font-size="9pt" style:text-underline-style="none" fo:font-weight="normal" style:font-size-asian="9pt" style:font-weight-asian="normal" style:font-size-complex="9pt" style:font-weight-complex="normal"/>
    </style:style>
    <style:style style:name="T31" style:family="text">
      <style:text-properties style:font-name="PT Sans1" fo:font-size="14pt" style:text-underline-style="none" fo:font-weight="bold" style:font-size-asian="14pt" style:font-weight-asian="bold" style:font-size-complex="14pt" style:font-weight-complex="bold"/>
    </style:style>
    <style:style style:name="T32" style:family="text">
      <style:text-properties style:font-name="PT Sans1" fo:font-size="11pt" style:text-underline-style="solid" style:text-underline-width="auto" style:text-underline-color="font-color" style:font-size-asian="11pt" style:font-size-complex="11pt"/>
    </style:style>
    <style:style style:name="T33" style:family="text">
      <style:text-properties style:font-name="PT Sans1" fo:font-size="11pt" style:text-underline-style="none" style:font-size-asian="11pt" style:font-size-complex="11pt"/>
    </style:style>
    <style:style style:name="T34" style:family="text">
      <style:text-properties style:font-name="PT Sans1" fo:font-size="9pt" style:text-underline-style="none" style:font-size-asian="9pt" style:font-size-complex="9pt"/>
    </style:style>
    <style:style style:name="T35" style:family="text">
      <style:text-properties style:font-name="PT Sans1" fo:font-size="10pt" style:font-size-asian="10pt" style:font-size-complex="10pt"/>
    </style:style>
    <style:style style:name="T36" style:family="text">
      <style:text-properties style:font-name="PT Sans1" fo:font-size="12pt" style:text-underline-style="none" style:font-size-asian="12pt" style:font-size-complex="12pt"/>
    </style:style>
    <style:style style:name="T37" style:family="text">
      <style:text-properties style:font-name="PT Sans1" fo:font-size="8pt" fo:font-style="italic" style:text-underline-style="none" style:font-size-asian="8pt" style:font-style-asian="italic" style:font-size-complex="8pt" style:font-style-complex="italic"/>
    </style:style>
    <style:style style:name="T38" style:family="text">
      <style:text-properties style:font-name="PT Sans1" fo:font-size="10pt" style:text-underline-style="solid" style:text-underline-width="auto" style:text-underline-color="font-color" style:font-size-asian="10pt" style:font-size-complex="10pt"/>
    </style:style>
    <style:style style:name="T39" style:family="text">
      <style:text-properties style:font-name="PT Sans1" fo:font-size="8pt" style:text-underline-style="none" style:font-size-asian="8pt" style:font-size-complex="8pt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.0201in" fo:border="0.06pt solid #000000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.0201in" fo:border-left="0.06pt solid #000000" fo:border-right="0.06pt solid #000000" fo:border-top="0.06pt solid #000000" fo:border-bottom="none" style:shadow="none" draw:shadow-opacity="100%"/>
    </style:style>
    <style:style style:name="fr3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in" fo:border="none" style:shadow="none" draw:shadow-opacity="100%"/>
    </style:style>
    <style:style style:name="fr4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.0201in" fo:border-left="0.06pt solid #000000" fo:border-right="0.06pt solid #000000" fo:border-top="none" fo:border-bottom="0.06pt solid #000000" style:shadow="none" draw:shadow-opacity="100%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fill="solid" draw:fill-color="#ffffff" draw:textarea-horizontal-align="justify" draw:textarea-vertical-align="top" draw:auto-grow-height="false" style:run-through="foreground" style:wrap="run-through" style:number-wrapped-paragraphs="no-limit" style:vertical-pos="middle" style:vertical-rel="text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left" draw:textarea-vertical-align="middle" draw:auto-grow-height="false" style:run-through="foreground" style:wrap="run-through" style:number-wrapped-paragraphs="no-limit" style:vertical-pos="middle" style:vertical-rel="text" style:horizontal-pos="from-left" style:horizontal-rel="paragraph" draw:wrap-influence-on-position="once-concurrent" style:flow-with-text="false"/>
    </style:style>
    <style:style style:name="gr3" style:family="graphic">
      <style:graphic-properties svg:stroke-width="0.0098in" draw:marker-start-width="0.0244in" draw:marker-end="Symmetric_20_Arrow" draw:marker-end-width="0.0744in" draw:fill="solid" draw:fill-color="#000000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Fine_20_Dashed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ffff" draw:textarea-horizontal-align="justify" draw:textarea-vertical-align="top" draw:auto-grow-height="fals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6.0902in" svg:y="0.5382in" svg:width="2.1598in" svg:height="1.1575in" draw:z-index="1">
        <draw:text-box>
          <text:p text:style-name="P24"><text:database-display text:table-name="call_sheet_printing" text:table-type="query" text:column-name="phones" text:database-name="DatabaseConnector">&lt;phones&gt;</text:database-display></text:p>
        </draw:text-box>
      </draw:frame>
      <draw:frame draw:style-name="fr1" draw:name="Frame2" text:anchor-type="page" text:anchor-page-number="1" svg:x="0.25in" svg:y="0.5382in" svg:width="4in" svg:height="1.1575in" draw:z-index="2">
        <draw:text-box>
          <text:p text:style-name="P46"><text:database-display text:table-name="call_sheet_printing" text:table-type="query" text:column-name="contacts" text:database-name="DatabaseConnector">&lt;contacts&gt;</text:database-display></text:p>
        </draw:text-box>
      </draw:frame>
      <draw:frame draw:style-name="fr1" draw:name="Frame3" text:anchor-type="page" text:anchor-page-number="1" svg:x="4.2492in" svg:y="1.6953in" svg:width="4in" svg:height="8.0563in" draw:z-index="3">
        <draw:text-box>
          <text:p text:style-name="P33">Phone-A-Thon Notes</text:p>
          <text:p text:style-name="P34"/>
          <text:p text:style-name="P35"><text:database-display text:table-name="call_sheet_printing" text:table-type="query" text:column-name="pat_notes" text:database-name="DatabaseConnector">&lt;pat_notes&gt;</text:database-display></text:p>
          <text:p text:style-name="P34"/>
          <text:p text:style-name="P36">General Notes</text:p>
          <text:p text:style-name="P31"/>
          <text:p text:style-name="P32"><text:database-display text:table-name="call_sheet_printing" text:table-type="query" text:column-name="notes" text:database-name="DatabaseConnector">&lt;notes&gt;</text:database-display></text:p>
        </draw:text-box>
      </draw:frame>
      <draw:frame draw:style-name="fr2" draw:name="Frame4" text:anchor-type="page" text:anchor-page-number="1" svg:x="0.25in" svg:y="1.6953in" svg:width="4in" svg:height="3.5555in" draw:z-index="0">
        <draw:text-box>
          <text:p text:style-name="P50"><text:database-display text:table-name="call_sheet_printing" text:table-type="query" text:column-name="recurring" text:database-name="DatabaseConnector">&lt;recurring&gt;</text:database-display><text:database-display text:table-name="call_sheet_printing" text:table-type="query" text:column-name="pledges" text:database-name="DatabaseConnector">&lt;pledges&gt;</text:database-display><text:span text:style-name="T23"><text:database-display text:table-name="call_sheet_printing" text:table-type="query" text:column-name="contribs" text:database-name="DatabaseConnector">&lt;contribs&gt;</text:database-display></text:span></text:p>
          <text:p text:style-name="P51"/>
        </draw:text-box>
      </draw:frame>
      <draw:frame draw:style-name="fr3" draw:name="Frame6" text:anchor-type="page" text:anchor-page-number="1" svg:x="4.2535in" svg:y="10.2689in" svg:width="3.9957in" svg:height="0.4681in" draw:z-index="4">
        <draw:text-box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column table:style-name="Table1.E"/>
            <table:table-row>
              <table:table-cell table:style-name="Table1.A1" office:value-type="string">
                <text:p text:style-name="P12">Contact ID</text:p>
              </table:table-cell>
              <table:table-cell table:style-name="Table1.A1" office:value-type="string">
                <text:p text:style-name="P14">Likelihood</text:p>
              </table:table-cell>
              <table:table-cell table:style-name="Table1.A1" office:value-type="string">
                <text:p text:style-name="P14">Priority</text:p>
              </table:table-cell>
              <table:table-cell table:style-name="Table1.A1" office:value-type="string">
                <text:p text:style-name="P10">Page</text:p>
              </table:table-cell>
              <table:table-cell table:style-name="Table1.A1" office:value-type="string">
                <text:p text:style-name="P10">Pile</text:p>
              </table:table-cell>
            </table:table-row>
            <table:table-row>
              <table:table-cell table:style-name="Table1.A1" office:value-type="string">
                <text:p text:style-name="P42"><text:database-display text:table-name="call_sheet_printing" text:table-type="query" text:column-name="pcid" text:database-name="DatabaseConnector">&lt;pcid&gt;</text:database-display></text:p>
              </table:table-cell>
              <table:table-cell table:style-name="Table1.A1" office:value-type="string">
                <text:p text:style-name="P11"><text:database-display text:table-name="call_sheet_printing" text:table-type="query" text:column-name="lh" text:database-name="DatabaseConnector">&lt;lh&gt;</text:database-display></text:p>
              </table:table-cell>
              <table:table-cell table:style-name="Table1.A1" office:value-type="string">
                <text:p text:style-name="P13"><text:database-display text:table-name="call_sheet_printing" text:table-type="query" text:column-name="p" text:database-name="DatabaseConnector">&lt;p&gt;</text:database-display></text:p>
              </table:table-cell>
              <table:table-cell table:style-name="Table1.A1" office:value-type="string">
                <text:p text:style-name="P42"><text:database-display text:table-name="call_sheet_printing" text:table-type="query" text:column-name="page" text:database-name="DatabaseConnector">&lt;page&gt;</text:database-display></text:p>
              </table:table-cell>
              <table:table-cell table:style-name="Table1.A1" office:value-type="string">
                <text:p text:style-name="P40"><text:database-display text:table-name="call_sheet_printing" text:table-type="query" text:column-name="pile" text:database-name="DatabaseConnector">&lt;pile&gt;</text:database-display></text:p>
              </table:table-cell>
            </table:table-row>
          </table:table>
          <text:p text:style-name="Frame_20_contents"/>
        </draw:text-box>
      </draw:frame>
      <draw:frame draw:style-name="fr1" draw:name="Frame15" text:anchor-type="page" text:anchor-page-number="1" svg:x="4.9555in" svg:y="1.0346in" svg:width="1.1346in" svg:height="0.661in" draw:z-index="5">
        <draw:text-box>
          <text:p text:style-name="P48">Ask for:</text:p>
          <text:p text:style-name="P45">$<text:database-display text:table-name="call_sheet_printing" text:table-type="query" text:column-name="ask" text:database-name="DatabaseConnector">&lt;ask&gt;</text:database-display></text:p>
        </draw:text-box>
      </draw:frame>
      <draw:frame draw:style-name="fr3" draw:name="Frame11" text:anchor-type="page" text:anchor-page-number="1" svg:x="0.25in" svg:y="5.5047in" svg:width="3.9535in" svg:height="5.2346in" draw:z-index="6">
        <draw:text-box>
          <text:p text:style-name="P21">Call Attempts</text:p>
          <text:p text:style-name="P27">On call date <text:span text:style-name="T1">#</text:span><text:span text:style-name="T1"><text:database-display text:table-name="call_sheet_printing" text:table-type="query" text:column-name="ca" text:database-name="DatabaseConnector">&lt;ca&gt;</text:database-display></text:span> leave a message. Then no more calls </text:p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row>
              <table:table-cell table:style-name="Table2.A1" office:value-type="string">
                <text:p text:style-name="P15"/>
              </table:table-cell>
              <table:table-cell table:style-name="Table2.A1" office:value-type="string">
                <text:p text:style-name="P15">Date</text:p>
              </table:table-cell>
              <table:table-cell table:style-name="Table2.A1" office:value-type="string">
                <text:p text:style-name="P15">Caller name</text:p>
              </table:table-cell>
              <table:table-cell table:style-name="Table2.A1" office:value-type="string">
                <text:p text:style-name="P20">Spoke with</text:p>
              </table:table-cell>
              <table:table-cell table:style-name="Table2.E1" office:value-type="string">
                <text:p text:style-name="P16">Resul<text:span text:style-name="T22">t </text:span><text:span text:style-name="T21">(circle one)</text:span></text:p>
              </table:table-cell>
            </table:table-row>
            <table:table-row>
              <table:table-cell table:style-name="Table2.A2" office:value-type="string">
                <text:p text:style-name="P18">#1</text:p>
              </table:table-cell>
              <table:table-cell table:style-name="Table2.A2" office:value-type="string">
                <text:p text:style-name="P19"/>
              </table:table-cell>
              <table:table-cell table:style-name="Table2.A2" office:value-type="string">
                <text:p text:style-name="P19"/>
              </table:table-cell>
              <table:table-cell table:style-name="Table2.A2" office:value-type="string">
                <text:p text:style-name="P19"/>
              </table:table-cell>
              <table:table-cell table:style-name="Table2.E2" office:value-type="string">
                <text:p text:style-name="P16">Reach <text:s text:c="2"/>Miss <text:s text:c="2"/>Msg.</text:p>
              </table:table-cell>
            </table:table-row>
            <table:table-row>
              <table:table-cell table:style-name="Table2.A2" office:value-type="string">
                <text:p text:style-name="P18">#2</text:p>
              </table:table-cell>
              <table:table-cell table:style-name="Table2.A2" office:value-type="string">
                <text:p text:style-name="P19"/>
              </table:table-cell>
              <table:table-cell table:style-name="Table2.A2" office:value-type="string">
                <text:p text:style-name="P19"/>
              </table:table-cell>
              <table:table-cell table:style-name="Table2.A2" office:value-type="string">
                <text:p text:style-name="P19"/>
              </table:table-cell>
              <table:table-cell table:style-name="Table2.E2" office:value-type="string">
                <text:p text:style-name="P17">Reach <text:s text:c="2"/>Miss <text:s text:c="2"/>Msg.</text:p>
              </table:table-cell>
            </table:table-row>
            <table:table-row>
              <table:table-cell table:style-name="Table2.A2" office:value-type="string">
                <text:p text:style-name="P18">#3</text:p>
              </table:table-cell>
              <table:table-cell table:style-name="Table2.A2" office:value-type="string">
                <text:p text:style-name="P19"/>
              </table:table-cell>
              <table:table-cell table:style-name="Table2.A2" office:value-type="string">
                <text:p text:style-name="P19"/>
              </table:table-cell>
              <table:table-cell table:style-name="Table2.A2" office:value-type="string">
                <text:p text:style-name="P19"/>
              </table:table-cell>
              <table:table-cell table:style-name="Table2.E2" office:value-type="string">
                <text:p text:style-name="P17">Reach <text:s text:c="2"/>Miss <text:s text:c="2"/>Msg.</text:p>
              </table:table-cell>
            </table:table-row>
            <table:table-row>
              <table:table-cell table:style-name="Table2.A2" office:value-type="string">
                <text:p text:style-name="P18">#4</text:p>
              </table:table-cell>
              <table:table-cell table:style-name="Table2.A2" office:value-type="string">
                <text:p text:style-name="P19"/>
              </table:table-cell>
              <table:table-cell table:style-name="Table2.A2" office:value-type="string">
                <text:p text:style-name="P19"/>
              </table:table-cell>
              <table:table-cell table:style-name="Table2.A2" office:value-type="string">
                <text:p text:style-name="P19"/>
              </table:table-cell>
              <table:table-cell table:style-name="Table2.E2" office:value-type="string">
                <text:p text:style-name="P17">Reach <text:s text:c="2"/>Miss <text:s text:c="2"/>Msg.</text:p>
              </table:table-cell>
            </table:table-row>
          </table:table>
          <text:p text:style-name="P25"/>
          <text:p text:style-name="P21">The Reach!<text:span text:style-name="T18"> <text:s text:c="2"/></text:span><text:span text:style-name="T19">(circle the underlined options)</text:span></text:p>
          <text:p text:style-name="P26"/>
          <text:p text:style-name="P22"><draw:line text:anchor-type="paragraph" draw:z-index="12" draw:style-name="gr3" draw:text-style-name="P52" svg:x1="3.2626in" svg:y1="0.2492in" svg:x2="3.2626in" svg:y2="0.5465in"><text:p/></draw:line><draw:path text:anchor-type="paragraph" draw:z-index="13" draw:style-name="gr3" draw:text-style-name="P52" svg:width="0.0039in" svg:height="1.6157in" svg:x="2.4689in" svg:y="0.2528in" svg:viewBox="0 0 11 4105" svg:d="M0 0c12 2658 11 3798 11 4105"><text:p/></draw:path><draw:path text:anchor-type="paragraph" draw:z-index="21" draw:style-name="gr3" draw:text-style-name="P52" svg:width="0.5354in" svg:height="0.2134in" svg:x="1.1492in" svg:y="0.2445in" svg:viewBox="0 0 1361 543" svg:d="M0 0c0 536 1480 11 1353 543"><text:p/></draw:path><draw:path text:anchor-type="paragraph" draw:z-index="22" draw:style-name="gr3" draw:text-style-name="P52" svg:width="0.5453in" svg:height="0.2161in" svg:x="0.6035in" svg:y="0.2445in" svg:viewBox="0 0 1386 550" svg:d="M1386 0c0 536-1482-34-1381 550"><text:p/></draw:path><text:span text:style-name="T11">1.</text:span> <text:s text:c="12"/><draw:custom-shape text:anchor-type="as-char" draw:z-index="7" draw:style-name="gr1" draw:text-style-name="P53" svg:width="3.0079in" svg:height="0.278in"><text:p text:style-name="P52"><text:span text:style-name="T27">YES!</text:span><text:span text:style-name="T28"> <text:s text:c="19"/></text:span><text:span text:style-name="T29">maybe</text:span><text:span text:style-name="T28"> <text:s text:c="10"/></text:span><text:span text:style-name="T29">n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text:p text:style-name="P29"/>
          <text:p text:style-name="P23"><draw:line text:anchor-type="paragraph" draw:z-index="16" draw:style-name="gr3" draw:text-style-name="P52" svg:x1="1.7335in" svg:y1="0.6in" svg:x2="1.7335in" svg:y2="0.7445in"><text:p/></draw:line><text:span text:style-name="T12">2. <text:s/></text:span><text:span text:style-name="T12"><draw:custom-shape text:anchor-type="as-char" svg:y="-0.3098in" draw:z-index="20" draw:style-name="gr5" draw:text-style-name="P58" svg:width="0.9307in" svg:height="0.5476in"><text:p text:style-name="P52"><text:span text:style-name="T39">will give through</text:span></text:p><text:p text:style-name="P52"><text:span text:style-name="T32">letter</text:span><text:span text:style-name="T34"> they </text:span></text:p><text:p text:style-name="P52"><text:span text:style-name="T34">already have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 <text:s text:c="2"/><text:span text:style-name="T13"><draw:custom-shape text:anchor-type="as-char" draw:z-index="8" draw:style-name="gr2" draw:text-style-name="P55" svg:width="1.0803in" svg:height="0.6004in"><text:p text:style-name="P54"><text:span text:style-name="T30"><text:s text:c="2"/></text:span><text:span text:style-name="T30">will give</text:span></text:p><text:p text:style-name="P54"><text:span text:style-name="T31">$</text:span></text:p><text:p text:style-name="P54"><text:span text:style-name="T30"><text:s text:c="2"/></text:span><text:span text:style-name="T30">to Phone-A-Th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3"> <text:s text:c="5"/></text:span><text:span text:style-name="T13"><draw:custom-shape text:anchor-type="as-char" draw:z-index="9" draw:style-name="gr1" draw:text-style-name="P56" svg:width="1.2898in" svg:height="0.424in"><text:p text:style-name="P52"><text:span text:style-name="T32">won't</text:span><text:span text:style-name="T33"> <text:s text:c="4"/></text:span><text:span text:style-name="T32">already</text:span></text:p><text:p text:style-name="P52"><text:span text:style-name="T34">give <text:s text:c="11"/>gave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/text:p>
          <text:p text:style-name="P30"/>
          <text:p text:style-name="P8"><draw:path text:anchor-type="paragraph" draw:z-index="14" draw:style-name="gr3" draw:text-style-name="P52" svg:width="0.8051in" svg:height="0.2469in" svg:x="1.6701in" svg:y="0.4189in" svg:viewBox="0 0 2046 628" svg:d="M0 0c0 536 2180 14 2039 628"><text:p/></draw:path><draw:line text:anchor-type="paragraph" draw:z-index="15" draw:style-name="gr4" draw:text-style-name="P52" svg:x1="1.0083in" svg:y1="0.0535in" svg:x2="1.0083in" svg:y2="0.4409in"><text:p/></draw:line><text:span text:style-name="T14">3. </text:span><text:s/><draw:custom-shape text:anchor-type="as-char" draw:z-index="10" draw:style-name="gr1" draw:text-style-name="P57" svg:width="2.1059in" svg:height="0.4858in"><text:p text:style-name="P52"><text:span text:style-name="T35">now <text:s text:c="19"/>later via <text:s/></text:span></text:p><text:p text:style-name="P52"><text:span text:style-name="T35">via </text:span><text:span text:style-name="T27">credit</text:span><text:span text:style-name="T36"> <text:s text:c="5"/></text:span><text:span text:style-name="T29">check</text:span><text:span text:style-name="T36"> <text:s/></text:span><text:span text:style-name="T37">or</text:span><text:span text:style-name="T36"> <text:s/></text:span><text:span text:style-name="T29">onlin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 <text:s text:c="12"/>☐ <text:span text:style-name="T15">do not call</text:span></text:p>
          <text:p text:style-name="P3"/>
          <text:p text:style-name="P2"><text:span text:style-name="T3">4.</text:span><text:span text:style-name="T14"> <text:s/></text:span><text:span text:style-name="T20">(optional)</text:span><text:span text:style-name="T14"> <text:s text:c="7"/>requested </text:span><draw:custom-shape text:anchor-type="as-char" draw:z-index="11" draw:style-name="gr1" draw:text-style-name="P57" svg:width="1.4748in" svg:height="0.228in"><text:p text:style-name="P52"><text:span text:style-name="T35"><text:s/></text:span><text:span text:style-name="T38">email</text:span><text:span text:style-name="T35"> <text:s text:c="5"/></text:span><text:span text:style-name="T38">paper</text:span><text:span text:style-name="T35"> <text:s text:c="5"/></text:span><text:span text:style-name="T38">n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 <text:span text:style-name="T16">reminder</text:span></text:p>
          <text:p text:style-name="P4"/>
          <text:p text:style-name="P9"><text:span text:style-name="T4">5</text:span><text:span text:style-name="T3">. <text:s/>⬇ </text:span>☑ <text:span text:style-name="T9">Confirm</text:span><text:span text:style-name="T3"> </text:span><text:span text:style-name="T5">and pick </text:span><text:span text:style-name="T8">one</text:span><text:span text:style-name="T5"> </text:span><text:span text:style-name="T6">email</text:span><text:span text:style-name="T3"> </text:span><text:span text:style-name="T5">and </text:span><text:span text:style-name="T8">one</text:span><text:span text:style-name="T5"> </text:span><text:span text:style-name="T6">address</text:span><text:span text:style-name="T7"> </text:span><text:span text:style-name="T2">⬇</text:span></text:p>
          <text:p text:style-name="P5"/>
          <text:p text:style-name="P28"><text:database-display text:table-name="call_sheet_printing" text:table-type="query" text:column-name="address" text:database-name="DatabaseConnector">&lt;address&gt;</text:database-display></text:p>
          <text:p text:style-name="P28"><text:database-display text:table-name="call_sheet_printing" text:table-type="query" text:column-name="emails" text:database-name="DatabaseConnector">&lt;emails&gt;</text:database-display></text:p>
          <text:p text:style-name="P49"/>
        </draw:text-box>
      </draw:frame>
      <draw:frame draw:style-name="fr1" draw:name="Frame7" text:anchor-type="page" text:anchor-page-number="1" svg:x="4.2492in" svg:y="1.0346in" svg:width="0.7071in" svg:height="0.661in" draw:z-index="17">
        <draw:text-box>
          <text:p text:style-name="P43">Giving for <text:span text:style-name="T24">over</text:span></text:p>
          <text:p text:style-name="P43"><text:database-display text:table-name="call_sheet_printing" text:table-type="query" text:column-name="y" text:database-name="DatabaseConnector">&lt;y&gt;</text:database-display> years</text:p>
        </draw:text-box>
      </draw:frame>
      <draw:frame draw:style-name="fr1" draw:name="Frame5" text:anchor-type="page" text:anchor-page-number="1" svg:x="4.25in" svg:y="0.7819in" svg:width="1.8409in" svg:height="0.2535in" draw:z-index="18">
        <draw:text-box>
          <text:p text:style-name="P44">Sent letter in mail: <text:database-display text:table-name="call_sheet_printing" text:table-type="query" text:column-name="dm" text:database-name="DatabaseConnector">&lt;dm&gt;</text:database-display></text:p>
        </draw:text-box>
      </draw:frame>
      <draw:frame draw:style-name="fr3" draw:name="Frame17" text:anchor-type="page" text:anchor-page-number="1" svg:x="3.9429in" svg:y="0.2701in" svg:width="4.3071in" svg:height="0.2453in" draw:z-index="19">
        <draw:text-box>
          <text:p text:style-name="P47"><text:database-display text:table-name="call_sheet_printing" text:table-type="query" text:column-name="thanks" text:database-name="DatabaseConnector">&lt;thanks&gt;</text:database-display></text:p>
        </draw:text-box>
      </draw:frame>
      <draw:frame draw:style-name="fr3" draw:name="Frame8" text:anchor-type="page" text:anchor-page-number="1" svg:x="0.25in" svg:y="0.2535in" svg:width="3.5953in" svg:height="0.2508in" draw:z-index="23">
        <draw:text-box>
          <text:p text:style-name="P6"><text:span text:style-name="T10">Bikes Not Bombs</text:span> Phone-A-Thon <text:database-display text:table-name="call_sheet_printing" text:table-type="query" text:column-name="year" text:database-name="DatabaseConnector">&lt;year&gt;</text:database-display></text:p>
        </draw:text-box>
      </draw:frame>
      <draw:frame draw:style-name="fr1" draw:name="Frame12" text:anchor-type="page" text:anchor-page-number="1" svg:x="4.2492in" svg:y="9.7508in" svg:width="4in" svg:height="0.2598in" draw:z-index="24">
        <draw:text-box>
          <text:p text:style-name="P37"><text:span text:style-name="T1">BAT</text:span><text:span text:style-name="T17"> – </text:span><text:span text:style-name="T17"><text:database-display text:table-name="call_sheet_printing" text:table-type="query" text:column-name="bat" text:database-name="DatabaseConnector">&lt;bat&gt;</text:database-display></text:span></text:p>
        </draw:text-box>
      </draw:frame>
      <draw:frame draw:style-name="fr1" draw:name="Frame9" text:anchor-type="page" text:anchor-page-number="1" svg:x="4.2492in" svg:y="10.0098in" svg:width="4in" svg:height="0.2598in" draw:z-index="25">
        <draw:text-box>
          <text:p text:style-name="P38"><text:span text:style-name="T25">Reach db entry: </text:span>☐ <text:s text:c="3"/><text:span text:style-name="T26">Reminder: ☐ <text:s text:c="3"/>Card run: ☐ <text:s text:c="3"/>Full db entry: ☐</text:span></text:p>
        </draw:text-box>
      </draw:frame>
      <draw:frame draw:style-name="fr4" draw:name="Frame10" text:anchor-type="page" text:anchor-page-number="1" svg:x="0.25in" svg:y="5.25in" svg:width="4in" svg:height="0.2598in" draw:z-index="26">
        <draw:text-box>
          <text:p text:style-name="P39">✪ = credit card <text:s text:c="3"/>▭ = check <text:s text:c="3"/>⛀ = cash</text:p>
        </draw:text-box>
      </draw:frame>
      <draw:frame draw:style-name="fr1" draw:name="Frame13" text:anchor-type="page" text:anchor-page-number="1" svg:x="4.25in" svg:y="0.5382in" svg:width="1.8409in" svg:height="0.2445in" draw:z-index="27">
        <draw:text-box>
          <text:p text:style-name="P41"><text:database-display text:table-name="call_sheet_printing" text:table-type="query" text:column-name="time_diff" text:database-name="DatabaseConnector">&lt;time_diff&gt;</text:database-display></text:p>
        </draw:text-box>
      </draw:frame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artwood Display SSi" svg:font-family="'Heartwood Display SSi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adornments="Negreta" style:font-family-generic="swiss" style:font-pitch="variable"/>
    <style:font-face style:name="PT Sans1" svg:font-family="'PT Sans'" style:font-family-generic="swiss" style:font-pitch="variable"/>
    <style:font-face style:name="PT Sans" svg:font-family="'PT Sans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background-image/>
      </style:paragraph-properties>
      <style:text-properties style:font-name="PT Sans" fo:font-family="'PT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PT Sans" fo:font-family="'PT Sans'" style:font-style-name="Regular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multiple-choice-option" style:family="text">
      <style:text-properties fo:color="#4c4c4c" style:font-name="Century Gothic" fo:font-family="'Century Gothic'" style:font-style-name="Negreta" style:font-family-generic="swiss" style:font-pitch="variable" fo:font-size="10pt" fo:font-style="italic" fo:font-weight="bold" style:font-size-asian="10.5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09-10-23T13:39:24</meta:creation-date>
    <dc:date>2014-11-21T15:56:32.492583715</dc:date>
    <meta:print-date>2013-11-18T13:28:56.641498768</meta:print-date>
    <meta:editing-cycles>166</meta:editing-cycles>
    <meta:editing-duration>P2DT17H1M37S</meta:editing-duration>
    <dc:creator>Sean Madsen</dc:creator>
    <meta:printed-by>Sean Madsen</meta:printed-by>
    <meta:document-statistic meta:table-count="2" meta:image-count="0" meta:object-count="0" meta:page-count="1" meta:paragraph-count="50" meta:word-count="133" meta:character-count="801" meta:non-whitespace-character-count="635"/>
    <meta:user-defined meta:name="Info 1"/>
    <meta:user-defined meta:name="Info 2"/>
    <meta:user-defined meta:name="Info 3"/>
    <meta:user-defined meta:name="Info 4"/>
  </office:meta>
</office:document-meta>
</file>